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adornments="Gras" style:font-family-generic="script" style:font-pitch="variable"/>
    <style:font-face style:name="Comic Sans MS1"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c9211e" loext:opacity="100%" fo:font-size="21pt" officeooo:rsid="0016aabb" officeooo:paragraph-rsid="0013c22d" style:font-size-asian="18.3500003814697pt" style:font-size-complex="21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6">
      <style:paragraph-properties>
        <style:tab-stops>
          <style:tab-stop style:position="14.499cm" style:type="right" style:leader-style="dotted" style:leader-text="."/>
        </style:tab-stops>
      </style:paragraph-properties>
    </style:style>
    <style:style style:name="P7" style:family="paragraph" style:parent-style-name="Standard">
      <style:paragraph-properties fo:text-align="start" style:justify-single-word="false"/>
      <style:text-properties fo:color="#c9211e" loext:opacity="100%" fo:font-size="21pt" officeooo:rsid="0016aabb" officeooo:paragraph-rsid="0016aabb" style:font-size-asian="18.3500003814697pt" style:font-size-complex="21pt"/>
    </style:style>
    <style:style style:name="P8" style:family="paragraph" style:parent-style-name="Heading_20_1">
      <style:paragraph-properties fo:break-before="page"/>
    </style:style>
    <style:style style:name="P9" style:family="paragraph" style:parent-style-name="Heading_20_2">
      <style:text-properties officeooo:paragraph-rsid="001c6898"/>
    </style:style>
    <style:style style:name="P10" style:family="paragraph" style:parent-style-name="Text_20_body">
      <style:text-properties officeooo:rsid="00181d28" officeooo:paragraph-rsid="00181d28"/>
    </style:style>
    <style:style style:name="P11" style:family="paragraph" style:parent-style-name="Text_20_body">
      <style:text-properties officeooo:paragraph-rsid="00199789"/>
    </style:style>
    <style:style style:name="P12" style:family="paragraph" style:parent-style-name="Text_20_body">
      <style:text-properties officeooo:paragraph-rsid="001c6898"/>
    </style:style>
    <style:style style:name="P13" style:family="paragraph" style:parent-style-name="Heading_20_3">
      <style:text-properties officeooo:rsid="001c6898" officeooo:paragraph-rsid="001c6898"/>
    </style:style>
    <style:style style:name="P14" style:family="paragraph" style:parent-style-name="Text_20_body" style:list-style-name="L1">
      <style:text-properties officeooo:paragraph-rsid="001c6898"/>
    </style:style>
    <style:style style:name="P15" style:family="paragraph" style:parent-style-name="Heading_20_3">
      <style:text-properties officeooo:rsid="001eb3d8" officeooo:paragraph-rsid="001eb3d8"/>
    </style:style>
    <style:style style:name="P16" style:family="paragraph" style:parent-style-name="Text_20_body" style:list-style-name="L2">
      <style:text-properties officeooo:rsid="00381297" officeooo:paragraph-rsid="00381297"/>
    </style:style>
    <style:style style:name="P17" style:family="paragraph" style:parent-style-name="Heading_20_1">
      <style:text-properties officeooo:rsid="00222770" officeooo:paragraph-rsid="00222770"/>
    </style:style>
    <style:style style:name="P18" style:family="paragraph" style:parent-style-name="Heading_20_2">
      <style:text-properties officeooo:rsid="00381297" officeooo:paragraph-rsid="00381297"/>
    </style:style>
    <style:style style:name="P19" style:family="paragraph" style:parent-style-name="Text_20_body">
      <style:text-properties officeooo:rsid="00381297" officeooo:paragraph-rsid="00381297"/>
    </style:style>
    <style:style style:name="P20" style:family="paragraph" style:parent-style-name="Text_20_body">
      <style:text-properties officeooo:paragraph-rsid="00381297"/>
    </style:style>
    <style:style style:name="P21" style:family="paragraph" style:parent-style-name="Heading_20_3">
      <style:text-properties officeooo:rsid="0039d46c" officeooo:paragraph-rsid="0039d46c"/>
    </style:style>
    <style:style style:name="P22" style:family="paragraph" style:parent-style-name="Text_20_body" style:list-style-name="L3" style:master-page-name="">
      <loext:graphic-properties draw:fill="none"/>
      <style:paragraph-properties fo:margin-top="0cm" fo:margin-bottom="0cm" style:contextual-spacing="false" fo:line-height="115%" style:page-number="auto" fo:background-color="transparent"/>
    </style:style>
    <style:style style:name="P23" style:family="paragraph" style:parent-style-name="Text_20_body" style:list-style-name="L3" style:master-page-name="">
      <loext:graphic-properties draw:fill="none"/>
      <style:paragraph-properties fo:margin-top="0cm" fo:margin-bottom="0.247cm" style:contextual-spacing="false" fo:line-height="115%" style:page-number="auto" fo:background-color="transparent"/>
    </style:style>
    <style:style style:name="P24" style:family="paragraph" style:parent-style-name="Text_20_body" style:list-style-name="L3" style:master-page-name="">
      <loext:graphic-properties draw:fill="none"/>
      <style:paragraph-properties fo:margin-top="0cm" fo:margin-bottom="0.247cm" style:contextual-spacing="false" fo:line-height="115%" style:page-number="auto" fo:background-color="transparent">
        <style:tab-stops/>
      </style:paragraph-properties>
    </style:style>
    <style:style style:name="P25" style:family="paragraph" style:parent-style-name="Text_20_body">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paragraph-properties fo:margin-top="0cm" fo:margin-bottom="0cm" style:contextual-spacing="false"/>
    </style:style>
    <style:style style:name="P31" style:family="paragraph" style:parent-style-name="Heading_20_3">
      <style:text-properties officeooo:paragraph-rsid="0039d46c"/>
    </style:style>
    <style:style style:name="P32" style:family="paragraph" style:parent-style-name="Text_20_body">
      <style:text-properties officeooo:paragraph-rsid="0039d46c"/>
    </style:style>
    <style:style style:name="P33" style:family="paragraph" style:parent-style-name="Text_20_body" style:list-style-name="L7">
      <style:text-properties officeooo:paragraph-rsid="0039d46c"/>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8">
      <style:text-properties officeooo:paragraph-rsid="0039d46c"/>
    </style:style>
    <style:style style:name="P36" style:family="paragraph" style:parent-style-name="Text_20_body" style:list-style-name="L7" style:master-page-name="">
      <style:paragraph-properties style:page-number="auto"/>
      <style:text-properties officeooo:paragraph-rsid="0039d46c"/>
    </style:style>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9"/>
    <style:style style:name="P39" style:family="paragraph" style:parent-style-name="Text_20_body" style:list-style-name="L10">
      <style:paragraph-properties fo:margin-top="0cm" fo:margin-bottom="0cm" style:contextual-spacing="false"/>
    </style:style>
    <style:style style:name="P40" style:family="paragraph" style:parent-style-name="Text_20_body" style:list-style-name="L10"/>
    <style:style style:name="P41" style:family="paragraph" style:parent-style-name="Text_20_body" style:list-style-name="L11">
      <style:paragraph-properties fo:margin-top="0cm" fo:margin-bottom="0cm" style:contextual-spacing="false"/>
    </style:style>
    <style:style style:name="P42" style:family="paragraph" style:parent-style-name="Text_20_body" style:list-style-name="L11"/>
    <style:style style:name="P43" style:family="paragraph" style:parent-style-name="Text_20_body">
      <style:text-properties officeooo:paragraph-rsid="003a3491"/>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2">
      <style:text-properties officeooo:paragraph-rsid="003a3491"/>
    </style:style>
    <style:style style:name="P46" style:family="paragraph" style:parent-style-name="Text_20_body" style:list-style-name="L13">
      <style:paragraph-properties fo:margin-top="0cm" fo:margin-bottom="0cm" style:contextual-spacing="false"/>
    </style:style>
    <style:style style:name="P47" style:family="paragraph" style:parent-style-name="Text_20_body" style:list-style-name="L13"/>
    <style:style style:name="P48" style:family="paragraph" style:parent-style-name="Heading_20_3">
      <style:text-properties officeooo:paragraph-rsid="00404f5e"/>
    </style:style>
    <style:style style:name="P49" style:family="paragraph" style:parent-style-name="Text_20_body">
      <style:text-properties officeooo:paragraph-rsid="00404f5e"/>
    </style:style>
    <style:style style:name="P50" style:family="paragraph" style:parent-style-name="Text_20_body" style:list-style-name="L14">
      <style:text-properties officeooo:paragraph-rsid="00404f5e"/>
    </style:style>
    <style:style style:name="P51" style:family="paragraph" style:parent-style-name="Text_20_body" style:list-style-name="L15">
      <style:paragraph-properties fo:margin-top="0cm" fo:margin-bottom="0cm" style:contextual-spacing="false"/>
      <style:text-properties officeooo:paragraph-rsid="00404f5e"/>
    </style:style>
    <style:style style:name="P52" style:family="paragraph" style:parent-style-name="Text_20_body" style:list-style-name="L15">
      <style:text-properties officeooo:paragraph-rsid="00404f5e"/>
    </style:style>
    <style:style style:name="P53" style:family="paragraph" style:parent-style-name="Text_20_body" style:list-style-name="L16">
      <style:text-properties officeooo:paragraph-rsid="00404f5e"/>
    </style:style>
    <style:style style:name="P54" style:family="paragraph" style:parent-style-name="Text_20_body" style:list-style-name="L17"/>
    <style:style style:name="P55" style:family="paragraph" style:parent-style-name="Text_20_body" style:list-style-name="L17">
      <style:paragraph-properties fo:margin-top="0cm" fo:margin-bottom="0cm" style:contextual-spacing="false"/>
    </style:style>
    <style:style style:name="P56" style:family="paragraph" style:parent-style-name="Text_20_body" style:list-style-name="L18"/>
    <style:style style:name="P57" style:family="paragraph" style:parent-style-name="Text_20_body" style:list-style-name="L18">
      <style:paragraph-properties fo:margin-top="0cm" fo:margin-bottom="0cm" style:contextual-spacing="false"/>
    </style:style>
    <style:style style:name="P58" style:family="paragraph" style:parent-style-name="Heading_20_3">
      <style:text-properties officeooo:rsid="0041baa6" officeooo:paragraph-rsid="0041baa6"/>
    </style:style>
    <style:style style:name="P59" style:family="paragraph" style:parent-style-name="Text_20_body">
      <style:text-properties officeooo:paragraph-rsid="0041baa6"/>
    </style:style>
    <style:style style:name="P60" style:family="paragraph" style:parent-style-name="Text_20_body" style:list-style-name="L19"/>
    <style:style style:name="P61" style:family="paragraph" style:parent-style-name="Text_20_body" style:list-style-name="L19">
      <style:paragraph-properties fo:margin-top="0cm" fo:margin-bottom="0cm" style:contextual-spacing="false"/>
    </style:style>
    <style:style style:name="P62" style:family="paragraph" style:parent-style-name="Heading_20_2">
      <style:text-properties officeooo:rsid="003aefcb" officeooo:paragraph-rsid="003aefcb"/>
    </style:style>
    <style:style style:name="T1" style:family="text">
      <style:text-properties officeooo:rsid="001c6898"/>
    </style:style>
    <style:style style:name="T2" style:family="text">
      <style:text-properties officeooo:rsid="00381297"/>
    </style:style>
    <style:style style:name="T3" style:family="text">
      <style:text-properties officeooo:rsid="0039d46c"/>
    </style:style>
    <style:style style:name="T4" style:family="text">
      <style:text-properties officeooo:rsid="001e42d8"/>
    </style:style>
    <style:style style:name="T5" style:family="text">
      <style:text-properties officeooo:rsid="003ce1f1"/>
    </style:style>
    <style:style style:name="T6" style:family="text">
      <style:text-properties fo:color="#2a6099" loext:opacity="100%" style:font-name="Comic Sans MS1" fo:font-size="15pt"/>
    </style:style>
    <style:style style:name="T7" style:family="text">
      <style:text-properties officeooo:rsid="003a3491"/>
    </style:style>
    <style:style style:name="fr1" style:family="graphic" style:parent-style-name="Frame">
      <style:graphic-properties style:vertical-pos="middle" style:vertical-rel="page" style:horizontal-pos="center" style:horizontal-rel="page" fo:padding="0.15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width="12.091cm" draw:z-index="0">
        <draw:text-box fo:min-height="7.382cm">
          <text:p text:style-name="Title">Documentation </text:p>
          <text:p text:style-name="Title">T<text:span text:style-name="T2">est F1</text:span></text:p>
        </draw:text-box>
      </draw:frame>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2">Sommaire</text:p>
          </text:index-title>
          <text:p text:style-name="P3"><text:a xlink:type="simple" xlink:href="#__RefHeading___Toc211_633676740" text:style-name="Index_20_Link" text:visited-style-name="Index_20_Link">I. Commencement du site web<text:tab/>3</text:a></text:p>
          <text:p text:style-name="P4"><text:a xlink:type="simple" xlink:href="#__RefHeading___Toc213_633676740" text:style-name="Index_20_Link" text:visited-style-name="Index_20_Link"><text:s text:c="2"/>1) <text:s/>Clarification du projet :<text:tab/>3</text:a></text:p>
          <text:p text:style-name="P5"><text:a xlink:type="simple" xlink:href="#__RefHeading___Toc156_132402298" text:style-name="Index_20_Link" text:visited-style-name="Index_20_Link"><text:s text:c="4"/>a) Objectif du site :<text:tab/>3</text:a></text:p>
          <text:p text:style-name="P5"><text:a xlink:type="simple" xlink:href="#__RefHeading___Toc158_132402298" text:style-name="Index_20_Link" text:visited-style-name="Index_20_Link"><text:s text:c="4"/>b) Public cible :<text:tab/>3</text:a></text:p>
          <text:p text:style-name="P5"><text:a xlink:type="simple" xlink:href="#__RefHeading___Toc160_132402298" text:style-name="Index_20_Link" text:visited-style-name="Index_20_Link"><text:s text:c="4"/>c) Technologie :<text:tab/>3</text:a></text:p>
          <text:p text:style-name="P5"><text:a xlink:type="simple" xlink:href="#__RefHeading___Toc162_132402298" text:style-name="Index_20_Link" text:visited-style-name="Index_20_Link"><text:s text:c="4"/>d) Design et structure :<text:tab/>3</text:a></text:p>
          <text:p text:style-name="P4"><text:a xlink:type="simple" xlink:href="#__RefHeading___Toc164_132402298" text:style-name="Index_20_Link" text:visited-style-name="Index_20_Link"><text:s text:c="2"/>2) Planification :<text:tab/>3</text:a></text:p>
          <text:p text:style-name="P5"><text:a xlink:type="simple" xlink:href="#__RefHeading___Toc166_132402298" text:style-name="Index_20_Link" text:visited-style-name="Index_20_Link"><text:s text:c="4"/>a) Définir les pages principales :<text:tab/>3</text:a></text:p>
          <text:p text:style-name="P5"><text:a xlink:type="simple" xlink:href="#__RefHeading___Toc168_132402298" text:style-name="Index_20_Link" text:visited-style-name="Index_20_Link"><text:s text:c="4"/>b) Disposer les éléments clefs<text:tab/>3</text:a></text:p>
          <text:p text:style-name="P5"><text:a xlink:type="simple" xlink:href="#__RefHeading___Toc170_132402298" text:style-name="Index_20_Link" text:visited-style-name="Index_20_Link"><text:s text:c="4"/>c) Les croquis :<text:tab/>3</text:a></text:p>
          <text:p text:style-name="P3"><text:a xlink:type="simple" xlink:href="#__RefHeading___Toc269_132402298" text:style-name="Index_20_Link" text:visited-style-name="Index_20_Link">II. Sources :<text:tab/>4</text:a></text:p>
          <text:p text:style-name="P4"><text:a xlink:type="simple" xlink:href="#__RefHeading___Toc1152_3228510830" text:style-name="Index_20_Link" text:visited-style-name="Index_20_Link"><text:s text:c="2"/>1) Chat GPT<text:tab/>4</text:a></text:p>
          <text:p text:style-name="P5"><text:a xlink:type="simple" xlink:href="#__RefHeading___Toc1154_3228510830" text:style-name="Index_20_Link" text:visited-style-name="Index_20_Link"><text:s text:c="4"/>a) Pilote détenant le plus de records<text:tab/>4</text:a></text:p>
          <text:p text:style-name="P5"><text:a xlink:type="simple" xlink:href="#__RefHeading___Toc1156_3228510830" text:style-name="Index_20_Link" text:visited-style-name="Index_20_Link"><text:s text:c="4"/>b) Les pilotes aux plus longue carriéres<text:tab/>5</text:a></text:p>
          <text:p text:style-name="P5"><text:a xlink:type="simple" xlink:href="#__RefHeading___Toc1158_3228510830" text:style-name="Index_20_Link" text:visited-style-name="Index_20_Link"><text:s text:c="4"/>c) Qui a la plus longue longévité manager en F1<text:tab/>5</text:a></text:p>
          <text:p text:style-name="P5"><text:a xlink:type="simple" xlink:href="#__RefHeading___Toc1160_3228510830" text:style-name="Index_20_Link" text:visited-style-name="Index_20_Link"><text:s text:c="4"/>d) plus vieille équipe de F1 ? Top 3<text:tab/>6</text:a></text:p>
          <text:p text:style-name="P6"><text:a xlink:type="simple" xlink:href="#__RefHeading___Toc1162_3228510830" text:style-name="Index_20_Link" text:visited-style-name="Index_20_Link">ChatGPT a dit :<text:tab/>6</text:a></text:p>
          <text:p text:style-name="P5"><text:a xlink:type="simple" xlink:href="#__RefHeading___Toc1164_3228510830" text:style-name="Index_20_Link" text:visited-style-name="Index_20_Link"><text:s text:c="4"/>e) 🏆 Écurie avec laquelle Alain Prost a remporté des titres :<text:tab/>7</text:a></text:p>
          <text:p text:style-name="P5"><text:a xlink:type="simple" xlink:href="#__RefHeading___Toc1166_3228510830" text:style-name="Index_20_Link" text:visited-style-name="Index_20_Link">🏁 Autres écuries où il a couru :<text:tab/>7</text:a></text:p>
          <text:p text:style-name="P5"><text:a xlink:type="simple" xlink:href="#__RefHeading___Toc1168_3228510830" text:style-name="Index_20_Link" text:visited-style-name="Index_20_Link"><text:s text:c="4"/>f) 🏁 Top 3 des Grands Prix les plus longs en distance parcourue<text:tab/>8</text:a></text:p>
          <text:p text:style-name="P5"><text:a xlink:type="simple" xlink:href="#__RefHeading___Toc1170_3228510830" text:style-name="Index_20_Link" text:visited-style-name="Index_20_Link"><text:s text:c="4"/>g) Top 3 premiére édition F1 Acedemy<text:tab/>9</text:a></text:p>
          <text:p text:style-name="P6"><text:a xlink:type="simple" xlink:href="#__RefHeading___Toc1172_3228510830" text:style-name="Index_20_Link" text:visited-style-name="Index_20_Link">ChatGPT a dit :<text:tab/>9</text:a></text:p>
          <text:p text:style-name="P5"><text:a xlink:type="simple" xlink:href="#__RefHeading___Toc1174_3228510830" text:style-name="Index_20_Link" text:visited-style-name="Index_20_Link"><text:s text:c="4"/>h) Équipe F2 avec le plus de record ?<text:tab/>11</text:a></text:p>
          <text:p text:style-name="P5"><text:a xlink:type="simple" xlink:href="#__RefHeading___Toc1176_3228510830" text:style-name="Index_20_Link" text:visited-style-name="Index_20_Link"><text:s text:c="4"/>i) Premier grand prix gagné Senna<text:tab/>12</text:a></text:p>
          <text:p text:style-name="P4"><text:a xlink:type="simple" xlink:href="#__RefHeading___Toc1178_3228510830" text:style-name="Index_20_Link" text:visited-style-name="Index_20_Link"><text:s text:c="2"/>2) Images<text:tab/>13</text:a></text:p>
        </text:index-body>
      </text:table-of-content>
      <text:p text:style-name="P7"/>
      <text:h text:style-name="P8" text:outline-level="1"><text:bookmark-start text:name="__RefHeading___Toc211_633676740"/>Commencement du site web<text:bookmark-end text:name="__RefHeading___Toc211_633676740"/></text:h>
      <text:h text:style-name="P9" text:outline-level="2"><text:bookmark-start text:name="__RefHeading___Toc213_633676740"/><text:s/><text:span text:style-name="T1">Clarification du projet :</text:span><text:bookmark-end text:name="__RefHeading___Toc213_633676740"/></text:h>
      <text:h text:style-name="Heading_20_3" text:outline-level="3"><text:bookmark-start text:name="__RefHeading___Toc156_132402298"/>Objectif du site :<text:bookmark-end text:name="__RefHeading___Toc156_132402298"/></text:h>
      <text:p text:style-name="Standard"><text:tab/><text:span text:style-name="T2">Mon objectif est de continuer a apprendre et m’amuser avec un objectif de faire en dernier le css avec des dessins.</text:span></text:p>
      <text:h text:style-name="Heading_20_3" text:outline-level="3"><text:bookmark-start text:name="__RefHeading___Toc158_132402298"/>Public cible :<text:bookmark-end text:name="__RefHeading___Toc158_132402298"/></text:h>
      <text:p text:style-name="P10"><text:tab/><text:span text:style-name="T2">Je cible le tout public.</text:span></text:p>
      <text:h text:style-name="Heading_20_3" text:outline-level="3"><text:bookmark-start text:name="__RefHeading___Toc160_132402298"/>Technologie :<text:bookmark-end text:name="__RefHeading___Toc160_132402298"/></text:h>
      <text:p text:style-name="P11"><text:tab/><text:span text:style-name="T2">Je vais utiliser HTML, JS et une précision sur CSS.</text:span></text:p>
      <text:h text:style-name="Heading_20_3" text:outline-level="3"><text:bookmark-start text:name="__RefHeading___Toc162_132402298"/>Design et structure :<text:bookmark-end text:name="__RefHeading___Toc162_132402298"/></text:h>
      <text:p text:style-name="P12"><text:tab/><text:span text:style-name="T2">Une page avec des question réponses et des dessins a chaque question. </text:span><text:span text:style-name="T3">Faire un dessin par division.</text:span></text:p>
      <text:p text:style-name="P12"/>
      <text:h text:style-name="Heading_20_2" text:outline-level="2"><text:bookmark-start text:name="__RefHeading___Toc164_132402298"/>Planification :<text:bookmark-end text:name="__RefHeading___Toc164_132402298"/></text:h>
      <text:h text:style-name="P13" text:outline-level="3"><text:bookmark-start text:name="__RefHeading___Toc166_132402298"/>Définir les pages principales :<text:bookmark-end text:name="__RefHeading___Toc166_132402298"/></text:h>
      <text:list text:style-name="L1">
        <text:list-item>
          <text:p text:style-name="P14"><text:span text:style-name="T4">.</text:span><text:span text:style-name="T2">Page de questions</text:span></text:p>
        </text:list-item>
      </text:list>
      <text:h text:style-name="P15" text:outline-level="3"><text:bookmark-start text:name="__RefHeading___Toc168_132402298"/>Disposer les éléments clefs <text:bookmark-end text:name="__RefHeading___Toc168_132402298"/></text:h>
      <text:list text:style-name="L2">
        <text:list-item>
          <text:p text:style-name="P16">Question Réponse avec JS</text:p>
        </text:list-item>
        <text:list-item>
          <text:p text:style-name="P16">CSS dessin <text:span text:style-name="T5">pour chaque division et le bouton.</text:span></text:p>
        </text:list-item>
      </text:list>
      <text:h text:style-name="Heading_20_3" text:outline-level="3"><text:bookmark-start text:name="__RefHeading___Toc170_132402298"/>Les croquis :<text:bookmark-end text:name="__RefHeading___Toc170_132402298"/></text:h>
      <text:p text:style-name="Standard"><text:bookmark-start text:name="__RefHeading___Toc172_132402298"/>Cf cahier Violetta<text:bookmark-end text:name="__RefHeading___Toc172_132402298"/></text:p>
      <text:p text:style-name="Standard"/>
      <text:h text:style-name="P17" text:outline-level="1"><text:bookmark-start text:name="__RefHeading___Toc269_132402298"/><text:soft-page-break/>Sources :<text:bookmark-end text:name="__RefHeading___Toc269_132402298"/></text:h>
      <text:h text:style-name="P18" text:outline-level="2"><text:bookmark-start text:name="__RefHeading___Toc1152_3228510830"/>Chat GPT<text:bookmark-end text:name="__RefHeading___Toc1152_3228510830"/></text:h>
      <text:p text:style-name="P19">Conversation de retravailler</text:p>
      <text:p text:style-name="P20"/>
      <text:h text:style-name="P21" text:outline-level="3"><text:bookmark-start text:name="__RefHeading___Toc1154_3228510830"/>Pilote détenant le plus de records<text:bookmark-end text:name="__RefHeading___Toc1154_3228510830"/></text:h>
      <text:p text:style-name="Text_20_body"><text:tab/>Les trois pilotes détenant le plus grand nombre de records en Formule 1 sont Lewis Hamilton, Michael Schumacher et Juan Manuel Fangio.</text:p>
      <text:list text:style-name="L3">
        <text:list-item>
          <text:p text:style-name="P22"><text:span text:style-name="Strong_20_Emphasis">Lewis Hamilton</text:span> a établi des records impressionnants, notamment le plus grand nombre de victoires en Grand Prix avec 105 succès. <text:a xlink:type="simple" xlink:href="https://talksport.com/motorsport/2084611/f1-most-points-all-time-lewis-hamilton/?utm_source=chatgpt.com" office:target-frame-name="_blank" xlink:show="new" text:style-name="Internet_20_link" text:visited-style-name="Visited_20_Internet_20_Link">Talksport</text:a> : Il détient également le record du plus grand nombre de pole positions, avec plus de 100 poles à son actif. <text:a xlink:type="simple" xlink:href="https://secteurf1.fr/stats-records-f1/?utm_source=chatgpt.com" office:target-frame-name="_blank" xlink:show="new" text:style-name="Internet_20_link" text:visited-style-name="Visited_20_Internet_20_Link">secteurf1.fr</text:a>. De plus, Hamilton partage le record du plus grand nombre de titres mondiaux, avec sept championnats du monde, égalant ainsi Michael Schumacher. <text:a xlink:type="simple" xlink:href="https://talksport.com/motorsport/1644927/most-f1-world-titles-lewis-hamilton-max-verstappen/?utm_source=chatgpt.com" office:target-frame-name="_blank" xlink:show="new" text:style-name="Internet_20_link" text:visited-style-name="Visited_20_Internet_20_Link">Talksport</text:a></text:p>
        </text:list-item>
        <text:list-item>
          <text:p text:style-name="P23"><text:span text:style-name="Strong_20_Emphasis"><text:span text:style-name="T6">Michael Schumacher</text:span></text:span><text:span text:style-name="T6"> a dominé la Formule 1 dans les années 2000, remportant sept titres mondiaux et 91 victoires en Grand Prix, un</text:span> record qui a tenu pendant près de deux décennies. Il est également reconnu pour avoir établi de nombreux records de performance sur circuit.</text:p>
        </text:list-item>
        <text:list-item>
          <text:p text:style-name="P24"><text:span text:style-name="Strong_20_Emphasis">Juan Manuel Fangio</text:span>, actif dans les années 1950, a remporté cinq titres mondiaux, un record qui a tenu pendant près de 50 ans. Son taux de réussite en course reste l'un des plus élevés de l'histoire de la F1.</text:p>
        </text:list-item>
      </text:list>
      <text:p text:style-name="Text_20_body"><text:soft-page-break/>Ces pilotes ont non seulement remporté de nombreux titres et courses, mais ont également établi des records qui ont marqué l'histoire de la Formule 1.</text:p>
      <text:p text:style-name="P25"/>
      <text:h text:style-name="P21" text:outline-level="3"><text:bookmark-start text:name="__RefHeading___Toc1156_3228510830"/>Les pilotes aux plus longue carriéres<text:bookmark-end text:name="__RefHeading___Toc1156_3228510830"/></text:h>
      <text:p text:style-name="Text_20_body">Les trois pilotes ayant disputé le plus grand nombre de Grands Prix en Formule 1 sont :</text:p>
      <text:list text:style-name="L4">
        <text:list-item>
          <text:p text:style-name="P26"><text:span text:style-name="Strong_20_Emphasis">Fernando Alonso</text:span> : Avec 404 participations et 401 départs, sa carrière s'étend de 2001 à 2018, puis depuis 2021. </text:p>
          <text:p text:style-name="P27"><text:a xlink:type="simple" xlink:href="https://fr.wikipedia.org/wiki/Liste_des_records_en_Formule_1?utm_source=chatgpt.com" office:target-frame-name="_blank" xlink:show="new" text:style-name="Internet_20_link" text:visited-style-name="Visited_20_Internet_20_Link">fr.wikipedia.org</text:a></text:p>
        </text:list-item>
        <text:list-item>
          <text:p text:style-name="P26"><text:span text:style-name="Strong_20_Emphasis">Lewis Hamilton</text:span> : Depuis ses débuts en 2007, il a accumulé 356 participations et 356 départs. </text:p>
          <text:p text:style-name="P27"><text:a xlink:type="simple" xlink:href="https://fr.wikipedia.org/wiki/Liste_des_records_en_Formule_1?utm_source=chatgpt.com" office:target-frame-name="_blank" xlink:show="new" text:style-name="Internet_20_link" text:visited-style-name="Visited_20_Internet_20_Link">fr.wikipedia.org</text:a></text:p>
        </text:list-item>
        <text:list-item>
          <text:p text:style-name="P26"><text:span text:style-name="Strong_20_Emphasis">Kimi Räikkönen</text:span> : Actif de 2001 à 2009, puis de 2012 à 2021, il totalise 353 participations et 350 départs. </text:p>
          <text:p text:style-name="P27"><text:a xlink:type="simple" xlink:href="https://fr.wikipedia.org/wiki/Liste_des_records_en_Formule_1?utm_source=chatgpt.com" office:target-frame-name="_blank" xlink:show="new" text:style-name="Internet_20_link" text:visited-style-name="Visited_20_Internet_20_Link">fr.wikipedia.org</text:a></text:p>
        </text:list-item>
      </text:list>
      <text:p text:style-name="Text_20_body">Ces chiffres illustrent la longévité et la constance de ces pilotes au plus haut niveau de la compétition automobile.</text:p>
      <text:p text:style-name="P25"/>
      <text:h text:style-name="Heading_20_3" text:outline-level="3"><text:bookmark-start text:name="__RefHeading___Toc1158_3228510830"/><text:span text:style-name="T3">Q</text:span>ui a la plus longue longévité manager en F1 <text:bookmark-end text:name="__RefHeading___Toc1158_3228510830"/></text:h>
      <text:p text:style-name="Text_20_body">En Formule 1, les managers d'équipes jouent un rôle essentiel dans la gestion et la stratégie des écuries. Bien que les statistiques détaillées sur le nombre de Grands Prix dirigés par chaque manager ne soient pas aisément disponibles, certains noms se distinguent par la longévité et le succès de leur carrière :</text:p>
      <text:list text:style-name="L5">
        <text:list-item>
          <text:p text:style-name="P28"><text:soft-page-break/><text:span text:style-name="Strong_20_Emphasis">Jean Todt</text:span> : Directeur général de Ferrari de 1993 à 2007, Todt a été l'architecte du renouveau de l'équipe, menant à six titres mondiaux pilotes avec Michael Schumacher et cinq titres constructeurs.</text:p>
        </text:list-item>
        <text:list-item>
          <text:p text:style-name="P28"><text:span text:style-name="Strong_20_Emphasis">Frank Williams</text:span> : Fondateur de l'équipe Williams en 1977, Frank Williams a supervisé l'écurie pendant plusieurs décennies, contribuant à neuf titres constructeurs et sept titres pilotes.</text:p>
        </text:list-item>
        <text:list-item>
          <text:p text:style-name="P28"><text:span text:style-name="Strong_20_Emphasis">Sir Patrick Head</text:span> : Co-fondateur de l'équipe Williams et directeur technique, Head a été une figure clé aux côtés de Frank Williams, participant activement à la gestion de l'équipe et au développement technique.</text:p>
        </text:list-item>
      </text:list>
      <text:p text:style-name="Text_20_body">Ces figures ont marqué l'histoire de la Formule 1 par leur implication sur le long terme et leurs contributions significatives au succès de leurs équipes respectives.</text:p>
      <text:h text:style-name="Heading_20_3" text:outline-level="3"><text:bookmark-start text:name="__RefHeading___Toc1160_3228510830"/>plus vieille équipe de F1 ? Top 3<text:bookmark-end text:name="__RefHeading___Toc1160_3228510830"/></text:h>
      <text:p text:style-name="Text_20_body">Les trois plus anciennes équipes encore en activité en Formule 1 sont :</text:p>
      <text:list text:style-name="L6">
        <text:list-item>
          <text:p text:style-name="P29"><text:span text:style-name="Strong_20_Emphasis">Ferrari</text:span> (1950 - aujourd'hui) 🏎️🔥</text:p>
          <text:list>
            <text:list-item>
              <text:p text:style-name="P30">Fondée en 1929 par Enzo Ferrari, l'écurie italienne a rejoint la Formule 1 dès la première saison en 1950.</text:p>
            </text:list-item>
            <text:list-item>
              <text:p text:style-name="P30">Elle détient le record du plus grand nombre de championnats constructeurs (16) et pilotes (15).</text:p>
            </text:list-item>
          </text:list>
        </text:list-item>
        <text:list-item>
          <text:p text:style-name="P29"><text:span text:style-name="Strong_20_Emphasis">McLaren</text:span> (1966 - aujourd'hui) 🚀</text:p>
          <text:list>
            <text:list-item>
              <text:p text:style-name="P30">Créée par Bruce McLaren en 1963, l'équipe a fait ses débuts en 1966 au Grand Prix de Monaco.<text:span text:style-name="T3">C’</text:span>est l'une des <text:soft-page-break/>équipes les plus titrées avec 8 championnats constructeurs et 12 titres pilotes.</text:p>
            </text:list-item>
          </text:list>
        </text:list-item>
        <text:list-item>
          <text:p text:style-name="P29"><text:span text:style-name="Strong_20_Emphasis">Williams</text:span> (1977 - aujourd'hui) 🏁</text:p>
          <text:list>
            <text:list-item>
              <text:p text:style-name="P30">Fondée par Frank Williams et Patrick Head, l'équipe a rejoint la F1 en 1977.</text:p>
            </text:list-item>
            <text:list-item>
              <text:p text:style-name="P29">Elle a remporté 9 titres constructeurs et 7 titres pilotes.</text:p>
            </text:list-item>
          </text:list>
        </text:list-item>
      </text:list>
      <text:p text:style-name="Text_20_body">Ces trois écuries sont les plus emblématiques de l'histoire de la Formule 1, ayant marqué plusieurs générations de fans et de pilotes ! 🚦🏆</text:p>
      <text:p text:style-name="Text_20_body"/>
      <text:h text:style-name="P31" text:outline-level="3"><text:bookmark-start text:name="__RefHeading___Toc1168_3228510830"/>🏁 <text:span text:style-name="Strong_20_Emphasis">Top 3 des Grands Prix les plus longs en distance parcourue</text:span><text:bookmark-end text:name="__RefHeading___Toc1168_3228510830"/></text:h>
      <text:p text:style-name="P32">Les Grands Prix de Formule 1 les plus longs en termes de distance totale parcourue sont principalement issus des premières années du championnat, où les courses étaient plus longues qu'aujourd'hui. Voici le <text:span text:style-name="Strong_20_Emphasis">Top 3</text:span> des plus longs Grands Prix en <text:span text:style-name="Strong_20_Emphasis">kilomètres</text:span> :</text:p>
      <text:list xml:id="list504567721" text:style-name="L7">
        <text:list-item>
          <text:p text:style-name="P33"><text:span text:style-name="Strong_20_Emphasis">Grand Prix de Pescara 1957</text:span> 🇮🇹 → <text:span text:style-name="Strong_20_Emphasis">527,584 km</text:span> (25 tours de 21,115 km)</text:p>
        </text:list-item>
      </text:list>
      <text:list text:style-name="L8">
        <text:list-item>
          <text:p text:style-name="P34">Le plus long GP de l’histoire en termes de distance.</text:p>
        </text:list-item>
        <text:list-item>
          <text:p text:style-name="P34">Circuit routier extrêmement dangereux et unique apparition en F1.</text:p>
        </text:list-item>
        <text:list-item>
          <text:p text:style-name="P35">Vainqueur : <text:span text:style-name="Strong_20_Emphasis">Stirling Moss (Vanwall)</text:span>.</text:p>
        </text:list-item>
      </text:list>
      <text:list xml:id="list122912824743206" text:continue-list="list504567721" text:style-name="L7">
        <text:list-item>
          <text:p text:style-name="P36"><text:span text:style-name="Strong_20_Emphasis"><text:span text:style-name="T6">Grand Prix de l'Allemagne 1951-1969</text:span></text:span><text:span text:style-name="T6"> 🇩🇪 → </text:span><text:span text:style-name="Strong_20_Emphasis"><text:span text:style-name="T6">Nordschleife (~500 km par course)</text:span></text:span></text:p>
        </text:list-item>
      </text:list>
      <text:list text:style-name="L9">
        <text:list-item>
          <text:p text:style-name="P37">Le circuit du Nürburgring Nordschleife faisait <text:span text:style-name="Strong_20_Emphasis">22,8 km par tour</text:span>.</text:p>
        </text:list-item>
        <text:list-item>
          <text:p text:style-name="P37">Jusqu’à 22 tours, soit environ <text:span text:style-name="Strong_20_Emphasis">500 km</text:span> au total.</text:p>
        </text:list-item>
        <text:list-item>
          <text:p text:style-name="P38"><text:soft-page-break/>Terrain extrêmement exigeant et accidenté, surnommé "L'Enfer Vert".</text:p>
        </text:list-item>
      </text:list>
      <text:list text:continue-list="list122912824743206" text:style-name="L7">
        <text:list-item>
          <text:p text:style-name="P36"><text:span text:style-name="Strong_20_Emphasis"><text:span text:style-name="T6">Grand Prix de France 1951</text:span></text:span><text:span text:style-name="T6"> 🇫🇷 (Reims) → </text:span><text:span text:style-name="Strong_20_Emphasis"><text:span text:style-name="T6">601,832 km</text:span></text:span><text:span text:style-name="T6"> (77 tours de 7,82 km)</text:span></text:p>
        </text:list-item>
      </text:list>
      <text:list text:style-name="L10">
        <text:list-item>
          <text:p text:style-name="P39">Initialement <text:span text:style-name="Strong_20_Emphasis">plus long en distance totale</text:span>, mais avec l’évolution des règles, Pescara reste le plus long officiellement.</text:p>
        </text:list-item>
        <text:list-item>
          <text:p text:style-name="P40">Vainqueur : <text:span text:style-name="Strong_20_Emphasis">Juan Manuel Fangio (Alfa Romeo)</text:span>.</text:p>
        </text:list-item>
      </text:list>
      <text:p text:style-name="Text_20_body">Aujourd’hui, les <text:span text:style-name="Strong_20_Emphasis">Grands Prix modernes</text:span> sont limités à <text:span text:style-name="Strong_20_Emphasis">305 km maximum</text:span> (sauf Monaco : 260 km), rendant ces records intouchables. 🚀🏎️</text:p>
      <text:h text:style-name="Heading_20_3" text:outline-level="3"><text:bookmark-start text:name="__RefHeading___Toc1170_3228510830"/>Top 3 premiére édition F1 Acedemy<text:bookmark-end text:name="__RefHeading___Toc1170_3228510830"/></text:h>
      <text:h text:style-name="Heading_20_6" text:outline-level="6"><text:bookmark-start text:name="__RefHeading___Toc1172_3228510830"/>ChatGPT a dit :<text:bookmark-end text:name="__RefHeading___Toc1172_3228510830"/></text:h>
      <text:p text:style-name="Text_20_body">La première édition de la F1 Academy, championnat de Formule 4 réservé aux femmes, s'est déroulée en 2023. Voici le <text:span text:style-name="Strong_20_Emphasis">Top 3</text:span> des pilotes au classement final :</text:p>
      <text:list text:style-name="L11">
        <text:list-item>
          <text:p text:style-name="P41"><text:span text:style-name="Strong_20_Emphasis">Marta García</text:span> 🇪🇸 (Prema Racing) - <text:span text:style-name="Strong_20_Emphasis">Championne</text:span> 🏆<text:line-break/>Avec six victoires, cinq pole positions et douze podiums, elle a dominé la saison et a été couronnée lors de la première course de la finale à Austin. </text:p>
          <text:p text:style-name="P42"><text:a xlink:type="simple" xlink:href="https://www.f1academy.com/Racing-Series/Calendar?seasonid=1&amp;utm_source=chatgpt.com" office:target-frame-name="_blank" xlink:show="new" text:style-name="Internet_20_link" text:visited-style-name="Visited_20_Internet_20_Link">F1 Academy</text:a></text:p>
        </text:list-item>
        <text:list-item>
          <text:p text:style-name="P41"><text:span text:style-name="Strong_20_Emphasis">Léna Bühler</text:span> 🇨🇭 (ART Grand Prix) - <text:span text:style-name="Strong_20_Emphasis">Vice-championne</text:span> 🥈<text:line-break/>Pilote de la Sauber Academy, elle a offert une belle résistance tout au long de la saison, décrochant finalement la deuxième place du championnat. </text:p>
          <text:p text:style-name="P42"><text:a xlink:type="simple" xlink:href="https://www.f1academy.com/Racing-Series/Calendar?seasonid=1&amp;utm_source=chatgpt.com" office:target-frame-name="_blank" xlink:show="new" text:style-name="Internet_20_link" text:visited-style-name="Visited_20_Internet_20_Link">F1 Academy</text:a></text:p>
        </text:list-item>
        <text:list-item>
          <text:p text:style-name="P41"><text:soft-page-break/><text:span text:style-name="Strong_20_Emphasis">Hamda Al Qubaisi</text:span> 🇦🇪 (MP Motorsport) - <text:span text:style-name="Strong_20_Emphasis">Troisième place</text:span> 🥉<text:line-break/>Elle a été l'une des principales concurrentes, se battant jusqu'à la fin pour le titre, mais terminant finalement troisième. </text:p>
          <text:p text:style-name="P42"><text:a xlink:type="simple" xlink:href="https://www.f1academy.com/Racing-Series/Calendar?seasonid=1&amp;utm_source=chatgpt.com" office:target-frame-name="_blank" xlink:show="new" text:style-name="Internet_20_link" text:visited-style-name="Visited_20_Internet_20_Link">F1 Academy</text:a></text:p>
        </text:list-item>
      </text:list>
      <text:p text:style-name="Text_20_body">Ces performances ont marqué l'histoire de la première saison de la F1 Academy, mettant en lumière le talent et la compétitivité de ces pilotes féminines.</text:p>
      <text:p text:style-name="P43">Marta García est une pilote automobile espagnole née le <text:span text:style-name="Strong_20_Emphasis">9 août 2000</text:span>. Elle s'est fait connaître dans les compétitions de monoplace et a marqué l'histoire en devenant <text:span text:style-name="Strong_20_Emphasis">la première championne de la F1 Academy</text:span> en 2023 avec <text:span text:style-name="Strong_20_Emphasis">Prema Racing</text:span>. 🏆🇪🇸</text:p>
      <text:p text:style-name="P43">🔥 <text:span text:style-name="Strong_20_Emphasis">Sa carrière en bref</text:span> :</text:p>
      <text:list text:style-name="L12">
        <text:list-item>
          <text:p text:style-name="P44">🏁 <text:span text:style-name="Strong_20_Emphasis">Karting</text:span> : Elle a brillé en karting, remportant plusieurs titres internationaux, dont la Coupe du Monde CIK-FIA en 2015.</text:p>
        </text:list-item>
        <text:list-item>
          <text:p text:style-name="P44">🏎 <text:span text:style-name="Strong_20_Emphasis">Formule 4 Espagne (2017-2018)</text:span> : Débuts en monoplace, où elle a montré un bon potentiel.</text:p>
        </text:list-item>
        <text:list-item>
          <text:p text:style-name="P44">🚀 <text:span text:style-name="Strong_20_Emphasis">W Series (2019-2022)</text:span> : Elle a participé à ce championnat féminin et a obtenu plusieurs <text:span text:style-name="Strong_20_Emphasis">podiums</text:span>, mais sans décrocher de titre.</text:p>
        </text:list-item>
        <text:list-item>
          <text:p text:style-name="P45">🏆 <text:span text:style-name="Strong_20_Emphasis">F1 Academy 2023</text:span> : <text:span text:style-name="Strong_20_Emphasis">Championne</text:span> avec <text:span text:style-name="Strong_20_Emphasis">6 victoires</text:span>, <text:span text:style-name="Strong_20_Emphasis">5 pole positions</text:span> et <text:span text:style-name="Strong_20_Emphasis">12 podiums</text:span>, dominant la saison.</text:p>
          <text:p text:style-name="P45">🔜 <text:span text:style-name="Strong_20_Emphasis">Et maintenant ?</text:span></text:p>
        </text:list-item>
      </text:list>
      <text:p text:style-name="Text_20_body">Grâce à son titre en F1 Academy, elle a obtenu un soutien pour courir en <text:span text:style-name="Strong_20_Emphasis">Formule Régionale Européenne by Alpine (FRECA) en 2024</text:span> avec l'écurie <text:span text:style-name="Strong_20_Emphasis">Prema Racing</text:span>. Ce championnat est une étape importante vers la Formule 3 et, potentiellement, la F1.</text:p>
      <text:p text:style-name="Text_20_body"><text:soft-page-break/>Marta García représente une étoile montante du sport automobile féminin et une figure inspirante pour les futures générations ! 🚀✨</text:p>
      <text:p text:style-name="Text_20_body"/>
      <text:p text:style-name="Text_20_body"><text:span text:style-name="Strong_20_Emphasis">Objectifs des essais privés en F3 :</text:span></text:p>
      <text:list text:style-name="L13">
        <text:list-item>
          <text:p text:style-name="P46"><text:span text:style-name="Strong_20_Emphasis">Mise au point technique</text:span> : Tester et optimiser les configurations des voitures pour assurer compétitivité et fiabilité.</text:p>
        </text:list-item>
        <text:list-item>
          <text:p text:style-name="P46"><text:span text:style-name="Strong_20_Emphasis">Évaluation des pilotes</text:span> : Offrir aux pilotes l'opportunité de se familiariser avec la monoplace, le circuit et de travailler la cohésion avec l'équipe.</text:p>
        </text:list-item>
        <text:list-item>
          <text:p text:style-name="P47"><text:span text:style-name="Strong_20_Emphasis">Collecte de données</text:span> : Amasser des informations cruciales sur les performances, les pneus et les conditions de piste.</text:p>
        </text:list-item>
      </text:list>
      <text:h text:style-name="P48" text:outline-level="3"><text:bookmark-start text:name="__RefHeading___Toc1164_3228510830"/>🏆 <text:span text:style-name="Strong_20_Emphasis">Écurie avec laquelle Alain Prost a remporté des titres</text:span> :<text:bookmark-end text:name="__RefHeading___Toc1164_3228510830"/></text:h>
      <text:p text:style-name="P49">Alain Prost a couru pour plusieurs écuries emblématiques en Formule 1 et a remporté ses titres avec l'une d'entre elles. Voici un récapitulatif :</text:p>
      <text:list text:style-name="L14">
        <text:list-item>
          <text:p text:style-name="P50"><text:span text:style-name="Strong_20_Emphasis">McLaren</text:span> (1980, puis 1984-1989) → <text:span text:style-name="Strong_20_Emphasis">3 titres mondiaux</text:span> (1985, 1986, 1989)</text:p>
        </text:list-item>
      </text:list>
      <text:h text:style-name="P48" text:outline-level="3" text:is-list-header="true"><text:bookmark-start text:name="__RefHeading___Toc1166_3228510830"/>🏁 <text:span text:style-name="Strong_20_Emphasis">Autres écuries où il a couru</text:span> :<text:bookmark-end text:name="__RefHeading___Toc1166_3228510830"/></text:h>
      <text:list text:style-name="L15">
        <text:list-item>
          <text:p text:style-name="P51"><text:span text:style-name="Strong_20_Emphasis">Renault</text:span> (1981-1983) → A failli être champion en 1983, mais a échoué de peu.</text:p>
        </text:list-item>
        <text:list-item>
          <text:p text:style-name="P51"><text:span text:style-name="Strong_20_Emphasis">Ferrari</text:span> (1990-1991) → Vice-champion en 1990, licencié en 1991 après une saison difficile.</text:p>
        </text:list-item>
        <text:list-item>
          <text:p text:style-name="P52"><text:span text:style-name="Strong_20_Emphasis">Williams</text:span> (1993) → <text:span text:style-name="Strong_20_Emphasis">1 titre mondial</text:span> (1993) avant de prendre sa retraite.</text:p>
        </text:list-item>
      </text:list>
      <text:p text:style-name="P49">🔎 <text:span text:style-name="Strong_20_Emphasis">Écuries où il n’a pas couru, mais qui sont marquantes</text:span> :</text:p>
      <text:list text:style-name="L16">
        <text:list-item>
          <text:p text:style-name="P53"><text:soft-page-break/><text:span text:style-name="Strong_20_Emphasis">Prost Grand Prix</text:span> (1997-2001) → Il a créé et dirigé sa propre écurie après sa carrière de pilote, mais l’équipe a connu des difficultés financières et a fermé en 2002.</text:p>
        </text:list-item>
      </text:list>
      <text:p text:style-name="P49"><text:span text:style-name="Strong_20_Emphasis">Alain Prost est l'un des plus grands pilotes de l'histoire, connu pour son style de conduite précis et calculateur, ce qui lui a valu le surnom de </text:span><text:span text:style-name="Emphasis">"Le Professeur"</text:span><text:span text:style-name="Strong_20_Emphasis">. 🎓🏎️</text:span></text:p>
      <text:h text:style-name="Heading_20_3" text:outline-level="3"><text:bookmark-start text:name="__RefHeading___Toc1174_3228510830"/><text:span text:style-name="T7">É</text:span>quipe F2 avec le plus de record ? <text:bookmark-end text:name="__RefHeading___Toc1174_3228510830"/></text:h>
      <text:p text:style-name="Text_20_body">Voici le <text:span text:style-name="Strong_20_Emphasis">Top 3 des équipes de Formule 2</text:span> avec le plus de records, en termes de succès et de performances :</text:p>
      <text:list text:style-name="L17">
        <text:list-item>
          <text:p text:style-name="P54"><text:span text:style-name="Strong_20_Emphasis">Prema Racing</text:span></text:p>
          <text:list>
            <text:list-item>
              <text:p text:style-name="P55"><text:span text:style-name="Strong_20_Emphasis">Records</text:span> : Prema Racing est l'une des équipes les plus dominantes en <text:span text:style-name="Strong_20_Emphasis">FIA Formula 2</text:span>. Elle a remporté plusieurs titres de <text:span text:style-name="Strong_20_Emphasis">champion du monde des équipes</text:span> et a produit de nombreux champions, notamment <text:span text:style-name="Strong_20_Emphasis">Charles Leclerc</text:span>, <text:span text:style-name="Strong_20_Emphasis">Pierre Gasly</text:span>, et <text:span text:style-name="Strong_20_Emphasis">Mick Schumacher</text:span>. L'équipe a remporté de nombreux titres de pilotes et a montré une forte constance depuis son entrée dans la série.</text:p>
            </text:list-item>
          </text:list>
        </text:list-item>
        <text:list-item>
          <text:p text:style-name="P54"><text:span text:style-name="Strong_20_Emphasis">ART Grand Prix</text:span></text:p>
          <text:list>
            <text:list-item>
              <text:p text:style-name="P55"><text:span text:style-name="Strong_20_Emphasis">Records</text:span> : ART Grand Prix est une équipe historique avec plusieurs titres en <text:span text:style-name="Strong_20_Emphasis">F2</text:span> (anciennement GP2) et une grande réputation dans les séries de promotion de la F1. Des pilotes tels que <text:span text:style-name="Strong_20_Emphasis">Lewis Hamilton</text:span>, <text:span text:style-name="Strong_20_Emphasis">Nico Rosberg</text:span>, et <text:span text:style-name="Strong_20_Emphasis">Esteban Ocon</text:span> ont brillé sous cette bannière, avec plusieurs titres de champion du monde des pilotes et des victoires en championnat des équipes.</text:p>
            </text:list-item>
          </text:list>
        </text:list-item>
        <text:list-item>
          <text:p text:style-name="P54"><text:span text:style-name="Strong_20_Emphasis">Carlin</text:span></text:p>
          <text:list>
            <text:list-item>
              <text:p text:style-name="P54"><text:soft-page-break/><text:span text:style-name="Strong_20_Emphasis">Records</text:span> : Carlin est une équipe bien respectée qui a remporté plusieurs courses en <text:span text:style-name="Strong_20_Emphasis">FIA F2</text:span> et a produit des pilotes talentueux comme <text:span text:style-name="Strong_20_Emphasis">Lando Norris</text:span> et <text:span text:style-name="Strong_20_Emphasis">Max Chilton</text:span>. L'équipe a régulièrement été parmi les meilleures, accumulant des victoires et des podiums.</text:p>
            </text:list-item>
          </text:list>
        </text:list-item>
      </text:list>
      <text:p text:style-name="Text_20_body">Ces équipes sont connues pour leur constance et leur capacité à développer des talents, contribuant à leur record impressionnant dans les catégories de promotion de la F1.</text:p>
      <text:h text:style-name="Heading_20_3" text:outline-level="3"><text:bookmark-start text:name="__RefHeading___Toc1176_3228510830"/>Premier grand prix gagné Senna<text:bookmark-end text:name="__RefHeading___Toc1176_3228510830"/></text:h>
      <text:p text:style-name="Text_20_body">Le premier Grand Prix gagné par <text:span text:style-name="Strong_20_Emphasis">Ayrton Senna</text:span> en Formule 1 a eu lieu lors du <text:span text:style-name="Strong_20_Emphasis">Grand Prix du Brésil 1989</text:span> avec <text:span text:style-name="Strong_20_Emphasis">McLaren</text:span>, mais voici un top 3 de ses premières victoires marquantes :</text:p>
      <text:list text:style-name="L18">
        <text:list-item>
          <text:p text:style-name="P56"><text:span text:style-name="Strong_20_Emphasis">Grand Prix du Brésil 1991 (Interlagos)</text:span></text:p>
          <text:list>
            <text:list-item>
              <text:p text:style-name="P57"><text:span text:style-name="Strong_20_Emphasis">Date</text:span> : 24 mars 1991</text:p>
            </text:list-item>
            <text:list-item>
              <text:p text:style-name="P57"><text:span text:style-name="Strong_20_Emphasis">Écurie</text:span> : McLaren</text:p>
            </text:list-item>
            <text:list-item>
              <text:p text:style-name="P57"><text:span text:style-name="Strong_20_Emphasis">Résultat</text:span> : Senna a remporté sa première victoire dans son pays, devant son public, après une bataille intense avec Nigel Mansell. C'est l'une des victoires les plus mémorables de sa carrière.</text:p>
            </text:list-item>
          </text:list>
        </text:list-item>
        <text:list-item>
          <text:p text:style-name="P56"><text:span text:style-name="Strong_20_Emphasis">Grand Prix de Monaco 1987</text:span></text:p>
          <text:list>
            <text:list-item>
              <text:p text:style-name="P57"><text:span text:style-name="Strong_20_Emphasis">Date</text:span> : 31 mai 1987</text:p>
            </text:list-item>
            <text:list-item>
              <text:p text:style-name="P57"><text:span text:style-name="Strong_20_Emphasis">Écurie</text:span> : Lotus</text:p>
            </text:list-item>
            <text:list-item>
              <text:p text:style-name="P57"><text:span text:style-name="Strong_20_Emphasis">Résultat</text:span> : Senna a remporté ce Grand Prix, marquant son premier grand succès en Formule 1. Ce fut un exploit impressionnant sur un circuit où il deviendrait célèbre.</text:p>
            </text:list-item>
          </text:list>
        </text:list-item>
        <text:list-item>
          <text:p text:style-name="P56"><text:span text:style-name="Strong_20_Emphasis">Grand Prix du Portugal 1985</text:span></text:p>
          <text:list>
            <text:list-item>
              <text:p text:style-name="P57"><text:soft-page-break/><text:span text:style-name="Strong_20_Emphasis">Date</text:span> : 22 septembre 1985</text:p>
            </text:list-item>
            <text:list-item>
              <text:p text:style-name="P57"><text:span text:style-name="Strong_20_Emphasis">Écurie</text:span> : Lotus</text:p>
            </text:list-item>
            <text:list-item>
              <text:p text:style-name="P56"><text:span text:style-name="Strong_20_Emphasis">Résultat</text:span> : C'est la première victoire de Senna en F1, dans une course sous la pluie, où il a montré sa maîtrise exceptionnelle des conditions difficiles.</text:p>
            </text:list-item>
          </text:list>
        </text:list-item>
      </text:list>
      <text:h text:style-name="P58" text:outline-level="3">Plus jeunes pilotes de F1 :</text:h>
      <text:p text:style-name="P59">Voici le <text:span text:style-name="Strong_20_Emphasis">Top 3 des plus jeunes pilotes</text:span> à avoir débuté en Formule 1 :</text:p>
      <text:list text:style-name="L19">
        <text:list-item>
          <text:p text:style-name="P60"><text:span text:style-name="Strong_20_Emphasis">Max Verstappen 🇳🇱</text:span></text:p>
          <text:list>
            <text:list-item>
              <text:p text:style-name="P61"><text:span text:style-name="Strong_20_Emphasis">Âge</text:span> : 17 ans et 166 jours</text:p>
            </text:list-item>
            <text:list-item>
              <text:p text:style-name="P61"><text:span text:style-name="Strong_20_Emphasis">Grand Prix</text:span> : GP d'Australie 2015</text:p>
            </text:list-item>
            <text:list-item>
              <text:p text:style-name="P61"><text:span text:style-name="Strong_20_Emphasis">Écurie</text:span> : Toro Rosso</text:p>
            </text:list-item>
            <text:list-item>
              <text:p text:style-name="P61"><text:span text:style-name="Strong_20_Emphasis">Détail</text:span> : Il est devenu le plus jeune pilote de l’histoire à débuter en F1. Après cette entrée précoce, la FIA a imposé un âge minimum de 18 ans pour obtenir une superlicence.</text:p>
            </text:list-item>
          </text:list>
        </text:list-item>
        <text:list-item>
          <text:p text:style-name="P60"><text:span text:style-name="Strong_20_Emphasis">Lance Stroll 🇨🇦</text:span></text:p>
          <text:list>
            <text:list-item>
              <text:p text:style-name="P61"><text:span text:style-name="Strong_20_Emphasis">Âge</text:span> : 18 ans et 148 jours</text:p>
            </text:list-item>
            <text:list-item>
              <text:p text:style-name="P61"><text:span text:style-name="Strong_20_Emphasis">Grand Prix</text:span> : GP d'Australie 2017</text:p>
            </text:list-item>
            <text:list-item>
              <text:p text:style-name="P61"><text:span text:style-name="Strong_20_Emphasis">Écurie</text:span> : Williams</text:p>
            </text:list-item>
            <text:list-item>
              <text:p text:style-name="P61"><text:span text:style-name="Strong_20_Emphasis">Détail</text:span> : Il a marqué des points dès sa première saison et a obtenu un podium dès sa première année (GP d'Azerbaïdjan 2017).</text:p>
            </text:list-item>
          </text:list>
        </text:list-item>
        <text:list-item>
          <text:p text:style-name="P60"><text:span text:style-name="Strong_20_Emphasis">Lando Norris 🇬🇧</text:span></text:p>
          <text:list>
            <text:list-item>
              <text:p text:style-name="P61"><text:span text:style-name="Strong_20_Emphasis">Âge</text:span> : 19 ans et 124 jours</text:p>
            </text:list-item>
            <text:list-item>
              <text:p text:style-name="P61"><text:span text:style-name="Strong_20_Emphasis">Grand Prix</text:span> : GP d'Australie 2019</text:p>
            </text:list-item>
            <text:list-item>
              <text:p text:style-name="P61"><text:span text:style-name="Strong_20_Emphasis">Écurie</text:span> : McLaren</text:p>
            </text:list-item>
            <text:list-item>
              <text:p text:style-name="P60"><text:soft-page-break/><text:span text:style-name="Strong_20_Emphasis">Détail</text:span> : Il est rapidement devenu l'un des pilotes les plus populaires grâce à son talent et sa personnalité.</text:p>
            </text:list-item>
          </text:list>
        </text:list-item>
      </text:list>
      <text:p text:style-name="Text_20_body">Ces trois pilotes ont marqué la F1 par leur précocité et leur rapidité d'adaptation.</text:p>
      <text:p text:style-name="P59"/>
      <text:h text:style-name="P62" text:outline-level="2"><text:bookmark-start text:name="__RefHeading___Toc1178_3228510830"/>Images<text:bookmark-end text:name="__RefHeading___Toc1178_3228510830"/></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adornments="Gras" style:font-family-generic="script" style:font-pitch="variable"/>
    <style:font-face style:name="Comic Sans MS1"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2a6099" loext:opacity="100%" style:font-name="Comic Sans MS1" fo:font-family="'Comic Sans MS'" style:font-style-name="Normal" style:font-family-generic="script" style:font-pitch="variable" fo:font-size="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ab-stops/>
      </style:paragraph-properties>
      <style:text-properties fo:color="#ff0000" loext:opacity="100%" fo:font-size="30pt" style:text-underline-style="solid" style:text-underline-width="auto" style:text-underline-color="font-color" fo:font-weight="bold" style:text-underline-mode="skip-white-space" style:text-overline-mode="skip-white-space" style:text-line-through-mode="skip-white-space"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158466" loext:opacity="100%" fo:font-size="16pt" style:text-underline-style="solid" style:text-underline-width="auto" style:text-underline-color="font-color"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0000" loext:opacity="100%" fo:font-size="18pt" style:text-underline-style="solid" style:text-underline-width="auto" style:text-underline-color="font-color"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color="#ff0000" loext:opacity="100%" fo:font-size="15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color="#158466" loext:opacity="100%" fo:font-size="1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ff4000" loext:opacity="100%" fo:font-size="14pt" style:text-underline-style="solid" style:text-underline-width="auto" style:text-underline-color="font-color" fo:font-weight="bold" style:font-size-asian="14pt" style:font-weight-asian="bold" style:font-size-complex="14pt"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color="#ff0000" loext:opacity="100%" style:font-name="Comic Sans MS" fo:font-family="'Comic Sans MS'" style:font-style-name="Gras" style:font-family-generic="script" style:font-pitch="variable" fo:font-size="28pt" style:text-underline-style="solid" style:text-underline-width="auto" style:text-underline-color="font-color"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color="#ff8000" loext:opacity="100%" style:text-underline-style="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  %2%)" style:num-prefix="  " style:num-suffix=")" style:num-format="1">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2" style:family="table">
      <style:table-properties style:width="17cm" table:align="margins"/>
    </style:style>
    <style:style style:name="Tableau2.A" style:family="table-column">
      <style:table-column-properties style:column-width="5.662cm" style:rel-column-width="21824*"/>
    </style:style>
    <style:style style:name="Tableau2.B" style:family="table-column">
      <style:table-column-properties style:column-width="7.241cm" style:rel-column-width="27912*"/>
    </style:style>
    <style:style style:name="Tableau2.C" style:family="table-column">
      <style:table-column-properties style:column-width="4.099cm" style:rel-column-width="15799*"/>
    </style:style>
    <style:style style:name="Tableau2.1" style:family="table-row">
      <style:table-row-properties style:min-row-height="0.9cm"/>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left="none" fo:border-right="none" fo:border-top="0.5pt solid #000000" fo:border-bottom="0.5pt solid #000000"/>
    </style:style>
    <style:style style:name="Tableau2.C1" style:family="table-cell">
      <style:table-cell-properties fo:padding="0.097cm" fo:border-left="none" fo:border-right="0.5pt solid #000000" fo:border-top="0.5pt solid #000000" fo:border-bottom="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5.667cm" style:rel-column-width="21844*"/>
    </style:style>
    <style:style style:name="Tableau4.C" style:family="table-column">
      <style:table-column-properties style:column-width="5.667cm" style:rel-column-width="21846*"/>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left="none" fo:border-right="none" fo:border-top="0.5pt solid #000000" fo:border-bottom="0.5pt solid #000000"/>
    </style:style>
    <style:style style:name="Tableau4.C1" style:family="table-cell">
      <style:table-cell-properties fo:padding="0.097cm" fo:border-left="none" fo:border-right="0.5pt solid #000000" fo:border-top="0.5pt solid #000000" fo:border-bottom="0.5pt solid #000000"/>
    </style:style>
    <style:style style:name="MP1" style:family="paragraph" style:parent-style-name="Footer">
      <style:paragraph-properties fo:text-align="start" style:justify-single-word="false"/>
      <style:text-properties officeooo:rsid="0035bd48" officeooo:paragraph-rsid="0035bd48"/>
    </style:style>
    <style:style style:name="MP2" style:family="paragraph" style:parent-style-name="Footer">
      <style:paragraph-properties fo:text-align="center" style:justify-single-word="false"/>
      <style:text-properties officeooo:rsid="0035bd48" officeooo:paragraph-rsid="0035bd48"/>
    </style:style>
    <style:style style:name="MP3" style:family="paragraph" style:parent-style-name="Footer">
      <style:paragraph-properties fo:text-align="end" style:justify-single-word="false"/>
      <style:text-properties officeooo:rsid="0035bd48" officeooo:paragraph-rsid="0036d018"/>
    </style:style>
    <style:style style:name="MP4" style:family="paragraph" style:parent-style-name="Footer">
      <style:paragraph-properties fo:text-align="end" style:justify-single-word="false"/>
      <style:text-properties officeooo:rsid="0035bd48" officeooo:paragraph-rsid="0035bd48"/>
    </style:style>
    <style:style style:name="MT1" style:family="text">
      <style:text-properties officeooo:rsid="0038129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Léa Martinaud</text:p>
            </table:table-cell>
            <table:table-cell table:style-name="Tableau2.B1" office:value-type="string">
              <text:p text:style-name="MP2">Documentation :<text:span text:style-name="MT1">Test F1</text:span></text:p>
            </table:table-cell>
            <table:table-cell table:style-name="Tableau2.C1" office:value-type="string">
              <text:p text:style-name="MP3"><text:bookmark-start text:name="PageNumWizard_FOOTER_Style de page par défaut3"/><text:page-number text:select-page="current">13</text:page-number><text:s/>/ <text:page-count>14</text:page-count><text:bookmark-end text:name="PageNumWizard_FOOTER_Style de page par défaut3"/></text:p>
            </table:table-cell>
          </table:table-row>
        </table:table>
      </style:footer>
      <style:footer-left>
        <table:table table:name="Tableau4" table:style-name="Tableau4">
          <table:table-column table:style-name="Tableau4.A"/>
          <table:table-column table:style-name="Tableau4.B"/>
          <table:table-column table:style-name="Tableau4.C"/>
          <table:table-row>
            <table:table-cell table:style-name="Tableau4.A1" office:value-type="string">
              <text:p text:style-name="MP1">Léa Martinaud</text:p>
            </table:table-cell>
            <table:table-cell table:style-name="Tableau4.B1" office:value-type="string">
              <text:p text:style-name="MP2">Documentation :</text:p>
            </table:table-cell>
            <table:table-cell table:style-name="Tableau4.C1" office:value-type="string">
              <text:p text:style-name="MP4"><text:bookmark-start text:name="PageNumWizard_FOOTER_Style de page par défaut2"/><text:page-number text:select-page="current">14</text:page-number><text:s/>/ <text:page-count>14</text:page-count><text:bookmark-end text:name="PageNumWizard_FOOTER_Style de page par défaut2"/></text:p>
            </table:table-cell>
          </table:table-row>
        </table:table>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5:21:11.140000000</meta:creation-date>
    <meta:editing-duration>PT1H16M54S</meta:editing-duration>
    <meta:editing-cycles>7</meta:editing-cycles>
    <meta:generator>LibreOffice/24.8.5.2$Windows_X86_64 LibreOffice_project/fddf2685c70b461e7832239a0162a77216259f22</meta:generator>
    <dc:title>Documentation site web</dc:title>
    <dc:date>2025-03-07T12:29:11.090000000</dc:date>
    <meta:document-statistic meta:table-count="2" meta:image-count="0" meta:object-count="0" meta:page-count="14" meta:paragraph-count="176" meta:word-count="2372" meta:character-count="13223" meta:non-whitespace-character-count="10965"/>
    <meta:template xlink:type="simple" xlink:actuate="onRequest" xlink:title="Documentation site web" xlink:href="../Documentation%20Test%20F1.ott" meta:date="2025-03-05T15:21:10.953000000"/>
  </office:meta>
</office:document-meta>
</file>